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Madalyn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719" table:style-name="ce1">
            <text:p>2719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720" table:style-name="ce1">
            <text:p>2720</text:p>
          </table:table-cell>
          <table:table-cell office:value-type="string" table:style-name="ce1">
            <text:p>Cheyenne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721" table:style-name="ce1">
            <text:p>2721</text:p>
          </table:table-cell>
          <table:table-cell office:value-type="string" table:style-name="ce1">
            <text:p>Emerson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Sawyer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27131in" svg:y="0.02841in" svg:width="3.47396in" svg:height="2.14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04</meta:generator>
    <meta:initial-creator>narmadhaesthar@gmail.com</meta:initial-creator>
    <dc:creator>X</dc:creator>
    <meta:creation-date>2024-09-10T12:39:54Z</meta:creation-date>
    <dc:date>2024-09-10T07:11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a02b93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</office:automatic-styles>
  <office:body>
    <office:chart>
      <chart:chart chart:class="chart:circle" svg:height="154.1250393700788pt" svg:width="250.1250393700788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1.$A$1:.$E$5"/>
          </chart:axis>
          <chart:axis chart:dimension="y"/>
          <chart:series chart:values-cell-range-address="Sheet1.$F$1:.$F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